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draw:fill="solid" draw:fill-color="#dddddd" draw:fill-image-width="0cm" draw:fill-image-height="0cm"/>
    </style:style>
    <style:style style:name="gr1" style:family="graphic" style:parent-style-name="standard">
      <style:graphic-properties draw:stroke="none" svg:stroke-color="#808080" draw:fill-color="#4b1f6f" draw:textarea-vertical-align="middle"/>
    </style:style>
    <style:style style:name="gr2" style:family="graphic" style:parent-style-name="standard">
      <style:graphic-properties draw:stroke="none" svg:stroke-color="#808080" draw:fill-color="#cccccc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top"/>
    </style:style>
    <style:style style:name="gr4" style:family="graphic" style:parent-style-name="objectwithoutfill">
      <style:graphic-properties draw:marker-end="Arrow" draw:marker-end-width="0.3cm" draw:fill="none" draw:textarea-vertical-align="bottom"/>
    </style:style>
    <style:style style:name="gr5" style:family="graphic" style:parent-style-name="objectwithoutfill">
      <style:graphic-properties draw:marker-end="Arrow" draw:marker-end-width="0.3cm" draw:fill="none" draw:textarea-horizontal-align="left" draw:textarea-vertical-align="middle" draw:fit-to-size="false" draw:fit-to-contour="false" fo:padding-left="0cm"/>
    </style:style>
    <style:style style:name="gr6" style:family="graphic" style:parent-style-name="objectwithoutfill">
      <style:graphic-properties draw:marker-end="Arrow" draw:marker-end-width="0.3cm" draw:fill="none" draw:textarea-horizontal-align="left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2pt" style:font-size-asian="14pt" style:font-size-complex="14pt"/>
    </style:style>
    <style:style style:name="P3" style:family="paragraph">
      <style:paragraph-properties fo:text-align="center"/>
      <style:text-properties fo:color="#000000" fo:font-size="14pt" style:font-size-asian="14pt" style:font-size-complex="14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start"/>
    </style:style>
    <style:style style:name="T1" style:family="text">
      <style:text-properties fo:color="#ffffff" fo:font-size="12pt" style:font-size-asian="14pt" style:font-size-complex="14pt"/>
    </style:style>
    <style:style style:name="T2" style:family="text">
      <style:text-properties fo:color="#000000" fo:font-size="14pt" style:font-size-asian="14pt" style:font-size-complex="14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3" draw:id="id3" draw:layer="layout" svg:width="7.5cm" svg:height="1.2cm" svg:x="8cm" svg:y="18.5cm">
          <text:p text:style-name="P1"><text:span text:style-name="T1">Business logic</text:span></text:p>
        </draw:rect>
        <draw:rect draw:style-name="gr2" draw:text-style-name="P3" xml:id="id1" draw:id="id1" draw:layer="layout" svg:width="7.1cm" svg:height="5.4cm" svg:x="29cm" svg:y="10.4cm">
          <draw:glue-point draw:id="4" svg:x="-5cm" svg:y="2.222cm"/>
          <text:p text:style-name="P1"><text:span text:style-name="T2">Application</text:span></text:p>
        </draw:rect>
        <draw:rect draw:style-name="gr1" draw:text-style-name="P2" xml:id="id2" draw:id="id2" draw:layer="layout" svg:width="7.5cm" svg:height="1.2cm" svg:x="8cm" svg:y="5cm">
          <text:p text:style-name="P1"><text:span text:style-name="T1">Manager</text:span></text:p>
        </draw:rect>
        <draw:rect draw:style-name="gr1" draw:text-style-name="P2" xml:id="id5" draw:id="id5" draw:layer="layout" svg:width="7.5cm" svg:height="1.2cm" svg:x="8cm" svg:y="9.5cm">
          <text:p text:style-name="P1"><text:span text:style-name="T1">Extensions</text:span></text:p>
        </draw:rect>
        <draw:rect draw:style-name="gr1" draw:text-style-name="P2" xml:id="id4" draw:id="id4" draw:layer="layout" svg:width="7.5cm" svg:height="1.2cm" svg:x="8cm" svg:y="14cm">
          <text:p text:style-name="P1"><text:span text:style-name="T1">Attributes</text:span></text:p>
        </draw:rect>
        <draw:connector draw:style-name="gr3" draw:text-style-name="P1" draw:layer="layout" svg:x1="32.55cm" svg:y1="10.4cm" svg:x2="15.5cm" svg:y2="5.6cm" draw:start-shape="id1" draw:start-glue-point="0" draw:end-shape="id2" draw:end-glue-point="1" svg:d="m32550 10400v-4800h-17050">
          <text:p/>
        </draw:connector>
        <draw:rect draw:style-name="gr2" draw:text-style-name="P3" draw:layer="layout" svg:width="9.9cm" svg:height="1.2cm" svg:x="16cm" svg:y="1cm">
          <text:p text:style-name="P1"><text:span text:style-name="T2">Assembly Organization</text:span></text:p>
        </draw:rect>
        <draw:connector draw:style-name="gr4" draw:text-style-name="P1" draw:layer="layout" svg:x1="32.55cm" svg:y1="15.8cm" svg:x2="15.5cm" svg:y2="19.1cm" draw:start-shape="id1" draw:start-glue-point="2" draw:end-shape="id3" draw:end-glue-point="1" svg:d="m32550 15800v3300h-17050">
          <text:p/>
        </draw:connector>
        <draw:connector draw:style-name="gr5" draw:text-style-name="P4" draw:layer="layout" svg:x1="11.75cm" svg:y1="18.5cm" svg:x2="11.75cm" svg:y2="15.2cm" draw:start-shape="id3" draw:end-shape="id4" draw:end-glue-point="2" svg:d="m11750 18500v-3300">
          <text:p/>
        </draw:connector>
        <draw:connector draw:style-name="gr6" draw:text-style-name="P4" draw:layer="layout" svg:x1="11.75cm" svg:y1="6.2cm" svg:x2="11.75cm" svg:y2="9.5cm" draw:start-shape="id2" draw:start-glue-point="2" draw:end-shape="id5" svg:d="m11750 6200v3300">
          <text:p/>
        </draw:connector>
        <draw:connector draw:style-name="gr6" draw:text-style-name="P1" draw:layer="layout" svg:x1="11.75cm" svg:y1="10.7cm" svg:x2="11.75cm" svg:y2="14cm" draw:start-shape="id5" draw:start-glue-point="2" draw:end-shape="id4" svg:d="m11750 10700v3300">
          <text:p/>
        </draw:connector>
        <draw:connector draw:style-name="gr6" draw:text-style-name="P1" draw:layer="layout" draw:line-skew="-4cm" svg:x1="8cm" svg:y1="5.6cm" svg:x2="8cm" svg:y2="19.1cm" draw:start-shape="id2" draw:start-glue-point="3" draw:end-shape="id3" draw:end-glue-point="3" svg:d="m8000 5600h-4500v13500h4500">
          <text:p/>
        </draw:connector>
        <draw:frame draw:style-name="gr7" draw:layer="layout" svg:width="6.996cm" svg:height="0.806cm" svg:x="11.821cm" svg:y="7.315cm">
          <draw:text-box>
            <text:p text:style-name="P1"><text:span text:style-name="T3">Reflection (load by assembly)</text:span></text:p>
          </draw:text-box>
        </draw:frame>
        <draw:frame draw:style-name="gr7" draw:layer="layout" svg:width="6.996cm" svg:height="0.806cm" svg:x="3.5cm" svg:y="12cm">
          <draw:text-box>
            <text:p text:style-name="P1"><text:span text:style-name="T3">Reflection (load by assembly)</text:span></text:p>
          </draw:text-box>
        </draw:frame>
        <draw:frame draw:style-name="gr7" draw:layer="layout" svg:width="2.631cm" svg:height="0.806cm" svg:x="11.869cm" svg:y="12cm">
          <draw:text-box>
            <text:p text:style-name="P5"><text:span text:style-name="T3">Static link</text:span></text:p>
          </draw:text-box>
        </draw:frame>
        <draw:frame draw:style-name="gr7" draw:layer="layout" svg:width="2.631cm" svg:height="0.806cm" svg:x="11.869cm" svg:y="16.5cm">
          <draw:text-box>
            <text:p text:style-name="P5"><text:span text:style-name="T3">Static link</text:span></text:p>
          </draw:text-box>
        </draw:frame>
        <draw:frame draw:style-name="gr7" draw:layer="layout" svg:width="2.631cm" svg:height="0.806cm" svg:x="22.869cm" svg:y="4.694cm">
          <draw:text-box>
            <text:p text:style-name="P5"><text:span text:style-name="T3">Static link</text:span></text:p>
          </draw:text-box>
        </draw:frame>
        <draw:frame draw:style-name="gr7" draw:layer="layout" svg:width="2.631cm" svg:height="0.806cm" svg:x="22.869cm" svg:y="18.194cm">
          <draw:text-box>
            <text:p text:style-name="P5"><text:span text:style-name="T3">Static link</text:span></text:p>
          </draw:text-box>
        </draw:frame>
        <draw:rect draw:style-name="gr2" draw:text-style-name="P3" draw:layer="layout" svg:width="3.5cm" svg:height="1.2cm" svg:x="1cm" svg:y="1cm">
          <text:p text:style-name="P1"><text:span text:style-name="T2">ARCA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0cm" fo:page-height="22cm" style:print-orientation="landscape"/>
    </style:page-layout>
    <style:style style:name="Mdp1" style:family="drawing-page">
      <style:drawing-page-properties draw:background-size="border" draw:fill="solid" draw:fill-color="#dddddd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7-18T15:47:14.19</meta:creation-date>
    <dc:date>2020-08-23T22:00:28.48</dc:date>
    <meta:editing-duration>PT5H40M47S</meta:editing-duration>
    <meta:editing-cycles>124</meta:editing-cycles>
    <meta:generator>OpenOffice/4.0.1$Win32 OpenOffice.org_project/401m5$Build-9714</meta:generator>
    <meta:document-statistic meta:object-count="19"/>
  </office:meta>
</office:document-meta>
</file>